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Upward Movement</text:p>
          </table:table-cell>
          <table:table-cell office:value-type="string" calcext:value-type="string">
            <text:p>Downward Movement</text:p>
          </table:table-cell>
          <table:table-cell office:value-type="string" calcext:value-type="string">
            <text:p>Average Upward Movement</text:p>
          </table:table-cell>
          <table:table-cell office:value-type="string" calcext:value-type="string">
            <text:p>Average Downward Movement</text:p>
          </table:table-cell>
          <table:table-cell office:value-type="string" calcext:value-type="string">
            <text:p>Relative Strength</text:p>
          </table:table-cell>
          <table:table-cell office:value-type="string" calcext:value-type="string">
            <text:p>RSI</text:p>
          </table:table-cell>
        </table:table-row>
        <table:table-row table:style-name="ro1">
          <table:table-cell table:style-name="ce1" office:value-type="date" office:date-value="2019-12-26" calcext:value-type="date">
            <text:p>2019-12-26</text:p>
          </table:table-cell>
          <table:table-cell office:value-type="float" office:value="8564" calcext:value-type="float">
            <text:p>8564</text:p>
          </table:table-cell>
          <table:table-cell office:value-type="float" office:value="8509" calcext:value-type="float">
            <text:p>8509</text:p>
          </table:table-cell>
          <table:table-cell office:value-type="float" office:value="8531" calcext:value-type="float">
            <text:p>8531</text:p>
          </table:table-cell>
          <table:table-cell office:value-type="float" office:value="8545" calcext:value-type="float">
            <text:p>854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" office:value-type="date" office:date-value="2019-12-27" calcext:value-type="date">
            <text:p>2019-12-27</text:p>
          </table:table-cell>
          <table:table-cell office:value-type="float" office:value="8568" calcext:value-type="float">
            <text:p>8568</text:p>
          </table:table-cell>
          <table:table-cell office:value-type="float" office:value="8511" calcext:value-type="float">
            <text:p>8511</text:p>
          </table:table-cell>
          <table:table-cell office:value-type="float" office:value="8568" calcext:value-type="float">
            <text:p>8568</text:p>
          </table:table-cell>
          <table:table-cell office:value-type="float" office:value="8542" calcext:value-type="float">
            <text:p>8542</text:p>
          </table:table-cell>
          <table:table-cell/>
          <table:table-cell table:formula="of:=IF([.E3]&gt;[.E2];[.E3]-[.E2];)" office:value-type="float" office:value="0" calcext:value-type="float">
            <text:p>0</text:p>
          </table:table-cell>
          <table:table-cell table:formula="of:=IF([.E3]&lt;[.E2];[.E2]-[.E3];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date" office:date-value="2019-12-30" calcext:value-type="date">
            <text:p>2019-12-30</text:p>
          </table:table-cell>
          <table:table-cell office:value-type="float" office:value="8540" calcext:value-type="float">
            <text:p>8540</text:p>
          </table:table-cell>
          <table:table-cell office:value-type="float" office:value="8464" calcext:value-type="float">
            <text:p>8464</text:p>
          </table:table-cell>
          <table:table-cell office:value-type="float" office:value="8534" calcext:value-type="float">
            <text:p>8534</text:p>
          </table:table-cell>
          <table:table-cell office:value-type="float" office:value="8490" calcext:value-type="float">
            <text:p>8490</text:p>
          </table:table-cell>
          <table:table-cell/>
          <table:table-cell table:formula="of:=IF([.E4]&gt;[.E3];[.E4]-[.E3];)" office:value-type="float" office:value="0" calcext:value-type="float">
            <text:p>0</text:p>
          </table:table-cell>
          <table:table-cell table:formula="of:=IF([.E4]&lt;[.E3];[.E3]-[.E4];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1" office:value-type="date" office:date-value="2019-12-31" calcext:value-type="date">
            <text:p>2019-12-31</text:p>
          </table:table-cell>
          <table:table-cell office:value-type="float" office:value="8534" calcext:value-type="float">
            <text:p>8534</text:p>
          </table:table-cell>
          <table:table-cell office:value-type="float" office:value="8467" calcext:value-type="float">
            <text:p>8467</text:p>
          </table:table-cell>
          <table:table-cell office:value-type="float" office:value="8484" calcext:value-type="float">
            <text:p>8484</text:p>
          </table:table-cell>
          <table:table-cell office:value-type="float" office:value="8531" calcext:value-type="float">
            <text:p>8531</text:p>
          </table:table-cell>
          <table:table-cell/>
          <table:table-cell table:formula="of:=IF([.E5]&gt;[.E4];[.E5]-[.E4];)" office:value-type="float" office:value="41" calcext:value-type="float">
            <text:p>41</text:p>
          </table:table-cell>
          <table:table-cell table:formula="of:=IF([.E5]&lt;[.E4];[.E4]-[.E5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2" calcext:value-type="date">
            <text:p>2020-01-02</text:p>
          </table:table-cell>
          <table:table-cell office:value-type="float" office:value="8635" calcext:value-type="float">
            <text:p>8635</text:p>
          </table:table-cell>
          <table:table-cell office:value-type="float" office:value="8520" calcext:value-type="float">
            <text:p>8520</text:p>
          </table:table-cell>
          <table:table-cell office:value-type="float" office:value="8590" calcext:value-type="float">
            <text:p>8590</text:p>
          </table:table-cell>
          <table:table-cell office:value-type="float" office:value="8595" calcext:value-type="float">
            <text:p>8595</text:p>
          </table:table-cell>
          <table:table-cell/>
          <table:table-cell table:formula="of:=IF([.E6]&gt;[.E5];[.E6]-[.E5];)" office:value-type="float" office:value="64" calcext:value-type="float">
            <text:p>64</text:p>
          </table:table-cell>
          <table:table-cell table:formula="of:=IF([.E6]&lt;[.E5];[.E5]-[.E6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3" calcext:value-type="date">
            <text:p>2020-01-03</text:p>
          </table:table-cell>
          <table:table-cell office:value-type="float" office:value="8533" calcext:value-type="float">
            <text:p>8533</text:p>
          </table:table-cell>
          <table:table-cell office:value-type="float" office:value="8450" calcext:value-type="float">
            <text:p>8450</text:p>
          </table:table-cell>
          <table:table-cell office:value-type="float" office:value="8467" calcext:value-type="float">
            <text:p>8467</text:p>
          </table:table-cell>
          <table:table-cell office:value-type="float" office:value="8457" calcext:value-type="float">
            <text:p>8457</text:p>
          </table:table-cell>
          <table:table-cell/>
          <table:table-cell table:formula="of:=IF([.E7]&gt;[.E6];[.E7]-[.E6];)" office:value-type="float" office:value="0" calcext:value-type="float">
            <text:p>0</text:p>
          </table:table-cell>
          <table:table-cell table:formula="of:=IF([.E7]&lt;[.E6];[.E6]-[.E7];)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6" calcext:value-type="date">
            <text:p>2020-01-06</text:p>
          </table:table-cell>
          <table:table-cell office:value-type="float" office:value="8482" calcext:value-type="float">
            <text:p>8482</text:p>
          </table:table-cell>
          <table:table-cell office:value-type="float" office:value="8360" calcext:value-type="float">
            <text:p>8360</text:p>
          </table:table-cell>
          <table:table-cell office:value-type="float" office:value="8400" calcext:value-type="float">
            <text:p>8400</text:p>
          </table:table-cell>
          <table:table-cell office:value-type="float" office:value="8482" calcext:value-type="float">
            <text:p>8482</text:p>
          </table:table-cell>
          <table:table-cell/>
          <table:table-cell table:formula="of:=IF([.E8]&gt;[.E7];[.E8]-[.E7];)" office:value-type="float" office:value="25" calcext:value-type="float">
            <text:p>25</text:p>
          </table:table-cell>
          <table:table-cell table:formula="of:=IF([.E8]&lt;[.E7];[.E7]-[.E8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7" calcext:value-type="date">
            <text:p>2020-01-07</text:p>
          </table:table-cell>
          <table:table-cell office:value-type="float" office:value="8526" calcext:value-type="float">
            <text:p>8526</text:p>
          </table:table-cell>
          <table:table-cell office:value-type="float" office:value="8394" calcext:value-type="float">
            <text:p>8394</text:p>
          </table:table-cell>
          <table:table-cell office:value-type="float" office:value="8396" calcext:value-type="float">
            <text:p>8396</text:p>
          </table:table-cell>
          <table:table-cell office:value-type="float" office:value="8508" calcext:value-type="float">
            <text:p>8508</text:p>
          </table:table-cell>
          <table:table-cell/>
          <table:table-cell table:formula="of:=IF([.E9]&gt;[.E8];[.E9]-[.E8];)" office:value-type="float" office:value="26" calcext:value-type="float">
            <text:p>26</text:p>
          </table:table-cell>
          <table:table-cell table:formula="of:=IF([.E9]&lt;[.E8];[.E8]-[.E9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8" calcext:value-type="date">
            <text:p>2020-01-08</text:p>
          </table:table-cell>
          <table:table-cell office:value-type="float" office:value="8647" calcext:value-type="float">
            <text:p>8647</text:p>
          </table:table-cell>
          <table:table-cell office:value-type="float" office:value="8520" calcext:value-type="float">
            <text:p>8520</text:p>
          </table:table-cell>
          <table:table-cell office:value-type="float" office:value="8596" calcext:value-type="float">
            <text:p>8596</text:p>
          </table:table-cell>
          <table:table-cell office:value-type="float" office:value="8592" calcext:value-type="float">
            <text:p>8592</text:p>
          </table:table-cell>
          <table:table-cell/>
          <table:table-cell table:formula="of:=IF([.E10]&gt;[.E9];[.E10]-[.E9];)" office:value-type="float" office:value="84" calcext:value-type="float">
            <text:p>84</text:p>
          </table:table-cell>
          <table:table-cell table:formula="of:=IF([.E10]&lt;[.E9];[.E9]-[.E10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09" calcext:value-type="date">
            <text:p>2020-01-09</text:p>
          </table:table-cell>
          <table:table-cell office:value-type="float" office:value="8770" calcext:value-type="float">
            <text:p>8770</text:p>
          </table:table-cell>
          <table:table-cell office:value-type="float" office:value="8617" calcext:value-type="float">
            <text:p>8617</text:p>
          </table:table-cell>
          <table:table-cell office:value-type="float" office:value="8646" calcext:value-type="float">
            <text:p>8646</text:p>
          </table:table-cell>
          <table:table-cell office:value-type="float" office:value="8727" calcext:value-type="float">
            <text:p>8727</text:p>
          </table:table-cell>
          <table:table-cell/>
          <table:table-cell table:formula="of:=IF([.E11]&gt;[.E10];[.E11]-[.E10];)" office:value-type="float" office:value="135" calcext:value-type="float">
            <text:p>135</text:p>
          </table:table-cell>
          <table:table-cell table:formula="of:=IF([.E11]&lt;[.E10];[.E10]-[.E11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0" calcext:value-type="date">
            <text:p>2020-01-10</text:p>
          </table:table-cell>
          <table:table-cell office:value-type="float" office:value="8824" calcext:value-type="float">
            <text:p>8824</text:p>
          </table:table-cell>
          <table:table-cell office:value-type="float" office:value="8732" calcext:value-type="float">
            <text:p>8732</text:p>
          </table:table-cell>
          <table:table-cell office:value-type="float" office:value="8772" calcext:value-type="float">
            <text:p>8772</text:p>
          </table:table-cell>
          <table:table-cell office:value-type="float" office:value="8759" calcext:value-type="float">
            <text:p>8759</text:p>
          </table:table-cell>
          <table:table-cell/>
          <table:table-cell table:formula="of:=IF([.E12]&gt;[.E11];[.E12]-[.E11];)" office:value-type="float" office:value="32" calcext:value-type="float">
            <text:p>32</text:p>
          </table:table-cell>
          <table:table-cell table:formula="of:=IF([.E12]&lt;[.E11];[.E11]-[.E12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3" calcext:value-type="date">
            <text:p>2020-01-13</text:p>
          </table:table-cell>
          <table:table-cell office:value-type="float" office:value="8832" calcext:value-type="float">
            <text:p>8832</text:p>
          </table:table-cell>
          <table:table-cell office:value-type="float" office:value="8674" calcext:value-type="float">
            <text:p>8674</text:p>
          </table:table-cell>
          <table:table-cell office:value-type="float" office:value="8781" calcext:value-type="float">
            <text:p>8781</text:p>
          </table:table-cell>
          <table:table-cell office:value-type="float" office:value="8746" calcext:value-type="float">
            <text:p>8746</text:p>
          </table:table-cell>
          <table:table-cell/>
          <table:table-cell table:formula="of:=IF([.E13]&gt;[.E12];[.E13]-[.E12];)" office:value-type="float" office:value="0" calcext:value-type="float">
            <text:p>0</text:p>
          </table:table-cell>
          <table:table-cell table:formula="of:=IF([.E13]&lt;[.E12];[.E12]-[.E13];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4" calcext:value-type="date">
            <text:p>2020-01-14</text:p>
          </table:table-cell>
          <table:table-cell office:value-type="float" office:value="8821" calcext:value-type="float">
            <text:p>8821</text:p>
          </table:table-cell>
          <table:table-cell office:value-type="float" office:value="8670" calcext:value-type="float">
            <text:p>8670</text:p>
          </table:table-cell>
          <table:table-cell office:value-type="float" office:value="8727" calcext:value-type="float">
            <text:p>8727</text:p>
          </table:table-cell>
          <table:table-cell office:value-type="float" office:value="8799" calcext:value-type="float">
            <text:p>8799</text:p>
          </table:table-cell>
          <table:table-cell/>
          <table:table-cell table:formula="of:=IF([.E14]&gt;[.E13];[.E14]-[.E13];)" office:value-type="float" office:value="53" calcext:value-type="float">
            <text:p>53</text:p>
          </table:table-cell>
          <table:table-cell table:formula="of:=IF([.E14]&lt;[.E13];[.E13]-[.E14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5" calcext:value-type="date">
            <text:p>2020-01-15</text:p>
          </table:table-cell>
          <table:table-cell office:value-type="float" office:value="8911" calcext:value-type="float">
            <text:p>8911</text:p>
          </table:table-cell>
          <table:table-cell office:value-type="float" office:value="8755" calcext:value-type="float">
            <text:p>8755</text:p>
          </table:table-cell>
          <table:table-cell office:value-type="float" office:value="8763" calcext:value-type="float">
            <text:p>8763</text:p>
          </table:table-cell>
          <table:table-cell office:value-type="float" office:value="8862" calcext:value-type="float">
            <text:p>8862</text:p>
          </table:table-cell>
          <table:table-cell/>
          <table:table-cell table:formula="of:=IF([.E15]&gt;[.E14];[.E15]-[.E14];)" office:value-type="float" office:value="63" calcext:value-type="float">
            <text:p>63</text:p>
          </table:table-cell>
          <table:table-cell table:formula="of:=IF([.E15]&lt;[.E14];[.E14]-[.E15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6" calcext:value-type="date">
            <text:p>2020-01-16</text:p>
          </table:table-cell>
          <table:table-cell office:value-type="float" office:value="8949" calcext:value-type="float">
            <text:p>8949</text:p>
          </table:table-cell>
          <table:table-cell office:value-type="float" office:value="8886" calcext:value-type="float">
            <text:p>8886</text:p>
          </table:table-cell>
          <table:table-cell office:value-type="float" office:value="8912" calcext:value-type="float">
            <text:p>8912</text:p>
          </table:table-cell>
          <table:table-cell office:value-type="float" office:value="8946" calcext:value-type="float">
            <text:p>8946</text:p>
          </table:table-cell>
          <table:table-cell/>
          <table:table-cell table:formula="of:=IF([.E16]&gt;[.E15];[.E16]-[.E15];)" office:value-type="float" office:value="84" calcext:value-type="float">
            <text:p>84</text:p>
          </table:table-cell>
          <table:table-cell table:formula="of:=IF([.E16]&lt;[.E15];[.E15]-[.E16]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2020-01-17" calcext:value-type="date">
            <text:p>2020-01-17</text:p>
          </table:table-cell>
          <table:table-cell office:value-type="float" office:value="9028" calcext:value-type="float">
            <text:p>9028</text:p>
          </table:table-cell>
          <table:table-cell office:value-type="float" office:value="8920" calcext:value-type="float">
            <text:p>8920</text:p>
          </table:table-cell>
          <table:table-cell office:value-type="float" office:value="8997" calcext:value-type="float">
            <text:p>8997</text:p>
          </table:table-cell>
          <table:table-cell office:value-type="float" office:value="9012" calcext:value-type="float">
            <text:p>9012</text:p>
          </table:table-cell>
          <table:table-cell/>
          <table:table-cell table:formula="of:=IF([.E17]&gt;[.E16];[.E17]-[.E16];)" office:value-type="float" office:value="66" calcext:value-type="float">
            <text:p>66</text:p>
          </table:table-cell>
          <table:table-cell table:formula="of:=IF([.E17]&lt;[.E16];[.E16]-[.E17];)" office:value-type="float" office:value="0" calcext:value-type="float">
            <text:p>0</text:p>
          </table:table-cell>
          <table:table-cell table:formula="of:=AVERAGE([.G3];[.G17])" office:value-type="float" office:value="33" calcext:value-type="float">
            <text:p>33</text:p>
          </table:table-cell>
          <table:table-cell table:formula="of:=AVERAGE([.H3];[.H17])" office:value-type="float" office:value="1.5" calcext:value-type="float">
            <text:p>1.5</text:p>
          </table:table-cell>
          <table:table-cell table:formula="of:=[.I17]/[.J17]" office:value-type="float" office:value="22" calcext:value-type="float">
            <text:p>22</text:p>
          </table:table-cell>
          <table:table-cell table:formula="of:=100-(100/([.K17]+1))" office:value-type="float" office:value="95.6521739130435" calcext:value-type="float">
            <text:p>95.6521739130435</text:p>
          </table:table-cell>
        </table:table-row>
        <table:table-row table:style-name="ro1">
          <table:table-cell table:style-name="ce1" office:value-type="date" office:date-value="2020-01-21" calcext:value-type="date">
            <text:p>2020-01-21</text:p>
          </table:table-cell>
          <table:table-cell office:value-type="float" office:value="9015" calcext:value-type="float">
            <text:p>9015</text:p>
          </table:table-cell>
          <table:table-cell office:value-type="float" office:value="8946" calcext:value-type="float">
            <text:p>8946</text:p>
          </table:table-cell>
          <table:table-cell office:value-type="float" office:value="8980" calcext:value-type="float">
            <text:p>8980</text:p>
          </table:table-cell>
          <table:table-cell office:value-type="float" office:value="8961" calcext:value-type="float">
            <text:p>8961</text:p>
          </table:table-cell>
          <table:table-cell/>
          <table:table-cell table:formula="of:=IF([.E18]&gt;[.E17];[.E18]-[.E17];)" office:value-type="float" office:value="0" calcext:value-type="float">
            <text:p>0</text:p>
          </table:table-cell>
          <table:table-cell table:formula="of:=IF([.E18]&lt;[.E17];[.E17]-[.E18];)" office:value-type="float" office:value="51" calcext:value-type="float">
            <text:p>51</text:p>
          </table:table-cell>
          <table:table-cell table:formula="of:=(([.I17]*([.$F$2]-1)+[.G18])/[.$F$2])" office:value-type="float" office:value="30.6428571428571" calcext:value-type="float">
            <text:p>30.6428571428571</text:p>
          </table:table-cell>
          <table:table-cell table:formula="of:=(([.J17]*([.$F$2]-1)+[.H18])/[.$F$2])" office:value-type="float" office:value="5.03571428571429" calcext:value-type="float">
            <text:p>5.03571428571429</text:p>
          </table:table-cell>
          <table:table-cell table:formula="of:=[.I18]/[.J18]" office:value-type="float" office:value="6.08510638297872" calcext:value-type="float">
            <text:p>6.08510638297872</text:p>
          </table:table-cell>
          <table:table-cell table:formula="of:=100-(100/([.K18]+1))" office:value-type="float" office:value="85.8858858858859" calcext:value-type="float">
            <text:p>85.8858858858859</text:p>
          </table:table-cell>
        </table:table-row>
        <table:table-row table:style-name="ro1">
          <table:table-cell table:style-name="ce1" office:value-type="date" office:date-value="2020-01-22" calcext:value-type="date">
            <text:p>2020-01-22</text:p>
          </table:table-cell>
          <table:table-cell office:value-type="float" office:value="9064" calcext:value-type="float">
            <text:p>9064</text:p>
          </table:table-cell>
          <table:table-cell office:value-type="float" office:value="8984" calcext:value-type="float">
            <text:p>8984</text:p>
          </table:table-cell>
          <table:table-cell office:value-type="float" office:value="8994" calcext:value-type="float">
            <text:p>8994</text:p>
          </table:table-cell>
          <table:table-cell office:value-type="float" office:value="9013" calcext:value-type="float">
            <text:p>9013</text:p>
          </table:table-cell>
          <table:table-cell/>
          <table:table-cell table:formula="of:=IF([.E19]&gt;[.E18];[.E19]-[.E18];)" office:value-type="float" office:value="52" calcext:value-type="float">
            <text:p>52</text:p>
          </table:table-cell>
          <table:table-cell table:formula="of:=IF([.E19]&lt;[.E18];[.E18]-[.E19];)" office:value-type="float" office:value="0" calcext:value-type="float">
            <text:p>0</text:p>
          </table:table-cell>
          <table:table-cell table:formula="of:=(([.I18]*([.$F$2]-1)+[.G19])/[.$F$2])" office:value-type="float" office:value="32.1683673469388" calcext:value-type="float">
            <text:p>32.1683673469388</text:p>
          </table:table-cell>
          <table:table-cell table:formula="of:=(([.J18]*([.$F$2]-1)+[.H19])/[.$F$2])" office:value-type="float" office:value="4.67602040816327" calcext:value-type="float">
            <text:p>4.67602040816327</text:p>
          </table:table-cell>
          <table:table-cell table:formula="of:=[.I19]/[.J19]" office:value-type="float" office:value="6.87943262411347" calcext:value-type="float">
            <text:p>6.87943262411347</text:p>
          </table:table-cell>
          <table:table-cell table:formula="of:=100-(100/([.K19]+1))" office:value-type="float" office:value="87.3087308730873" calcext:value-type="float">
            <text:p>87.3087308730873</text:p>
          </table:table-cell>
        </table:table-row>
        <table:table-row table:style-name="ro1">
          <table:table-cell table:style-name="ce1" office:value-type="date" office:date-value="2020-01-23" calcext:value-type="date">
            <text:p>2020-01-23</text:p>
          </table:table-cell>
          <table:table-cell office:value-type="float" office:value="8998" calcext:value-type="float">
            <text:p>8998</text:p>
          </table:table-cell>
          <table:table-cell office:value-type="float" office:value="8866" calcext:value-type="float">
            <text:p>8866</text:p>
          </table:table-cell>
          <table:table-cell office:value-type="float" office:value="8962" calcext:value-type="float">
            <text:p>8962</text:p>
          </table:table-cell>
          <table:table-cell office:value-type="float" office:value="8907" calcext:value-type="float">
            <text:p>8907</text:p>
          </table:table-cell>
          <table:table-cell/>
          <table:table-cell table:formula="of:=IF([.E20]&gt;[.E19];[.E20]-[.E19];)" office:value-type="float" office:value="0" calcext:value-type="float">
            <text:p>0</text:p>
          </table:table-cell>
          <table:table-cell table:formula="of:=IF([.E20]&lt;[.E19];[.E19]-[.E20];)" office:value-type="float" office:value="106" calcext:value-type="float">
            <text:p>106</text:p>
          </table:table-cell>
          <table:table-cell table:formula="of:=(([.I19]*([.$F$2]-1)+[.G20])/[.$F$2])" office:value-type="float" office:value="29.8706268221574" calcext:value-type="float">
            <text:p>29.8706268221574</text:p>
          </table:table-cell>
          <table:table-cell table:formula="of:=(([.J19]*([.$F$2]-1)+[.H20])/[.$F$2])" office:value-type="float" office:value="11.9134475218659" calcext:value-type="float">
            <text:p>11.9134475218659</text:p>
          </table:table-cell>
          <table:table-cell table:formula="of:=[.I20]/[.J20]" office:value-type="float" office:value="2.50730334500849" calcext:value-type="float">
            <text:p>2.50730334500849</text:p>
          </table:table-cell>
          <table:table-cell table:formula="of:=100-(100/([.K20]+1))" office:value-type="float" office:value="71.4880664250734" calcext:value-type="float">
            <text:p>71.4880664250734</text:p>
          </table:table-cell>
        </table:table-row>
        <table:table-row table:style-name="ro1">
          <table:table-cell table:style-name="ce1" office:value-type="date" office:date-value="2020-01-24" calcext:value-type="date">
            <text:p>2020-01-24</text:p>
          </table:table-cell>
          <table:table-cell office:value-type="float" office:value="8946" calcext:value-type="float">
            <text:p>8946</text:p>
          </table:table-cell>
          <table:table-cell office:value-type="float" office:value="8758" calcext:value-type="float">
            <text:p>8758</text:p>
          </table:table-cell>
          <table:table-cell office:value-type="float" office:value="8945" calcext:value-type="float">
            <text:p>8945</text:p>
          </table:table-cell>
          <table:table-cell office:value-type="float" office:value="8826" calcext:value-type="float">
            <text:p>8826</text:p>
          </table:table-cell>
          <table:table-cell/>
          <table:table-cell table:formula="of:=IF([.E21]&gt;[.E20];[.E21]-[.E20];)" office:value-type="float" office:value="0" calcext:value-type="float">
            <text:p>0</text:p>
          </table:table-cell>
          <table:table-cell table:formula="of:=IF([.E21]&lt;[.E20];[.E20]-[.E21];)" office:value-type="float" office:value="81" calcext:value-type="float">
            <text:p>81</text:p>
          </table:table-cell>
          <table:table-cell table:formula="of:=(([.I20]*([.$F$2]-1)+[.G21])/[.$F$2])" office:value-type="float" office:value="27.7370106205748" calcext:value-type="float">
            <text:p>27.7370106205748</text:p>
          </table:table-cell>
          <table:table-cell table:formula="of:=(([.J20]*([.$F$2]-1)+[.H21])/[.$F$2])" office:value-type="float" office:value="16.848201270304" calcext:value-type="float">
            <text:p>16.848201270304</text:p>
          </table:table-cell>
          <table:table-cell table:formula="of:=[.I21]/[.J21]" office:value-type="float" office:value="1.6462891305473" calcext:value-type="float">
            <text:p>1.6462891305473</text:p>
          </table:table-cell>
          <table:table-cell table:formula="of:=100-(100/([.K21]+1))" office:value-type="float" office:value="62.2112342730599" calcext:value-type="float">
            <text:p>62.2112342730599</text:p>
          </table:table-cell>
        </table:table-row>
        <table:table-row table:style-name="ro1">
          <table:table-cell table:style-name="ce1" office:value-type="date" office:date-value="2020-01-27" calcext:value-type="date">
            <text:p>2020-01-27</text:p>
          </table:table-cell>
          <table:table-cell office:value-type="float" office:value="8717" calcext:value-type="float">
            <text:p>8717</text:p>
          </table:table-cell>
          <table:table-cell office:value-type="float" office:value="8621" calcext:value-type="float">
            <text:p>8621</text:p>
          </table:table-cell>
          <table:table-cell office:value-type="float" office:value="8654" calcext:value-type="float">
            <text:p>8654</text:p>
          </table:table-cell>
          <table:table-cell office:value-type="float" office:value="8656" calcext:value-type="float">
            <text:p>8656</text:p>
          </table:table-cell>
          <table:table-cell/>
          <table:table-cell table:formula="of:=IF([.E22]&gt;[.E21];[.E22]-[.E21];)" office:value-type="float" office:value="0" calcext:value-type="float">
            <text:p>0</text:p>
          </table:table-cell>
          <table:table-cell table:formula="of:=IF([.E22]&lt;[.E21];[.E21]-[.E22];)" office:value-type="float" office:value="170" calcext:value-type="float">
            <text:p>170</text:p>
          </table:table-cell>
          <table:table-cell table:formula="of:=(([.I21]*([.$F$2]-1)+[.G22])/[.$F$2])" office:value-type="float" office:value="25.755795576248" calcext:value-type="float">
            <text:p>25.755795576248</text:p>
          </table:table-cell>
          <table:table-cell table:formula="of:=(([.J21]*([.$F$2]-1)+[.H22])/[.$F$2])" office:value-type="float" office:value="27.7876154652823" calcext:value-type="float">
            <text:p>27.7876154652823</text:p>
          </table:table-cell>
          <table:table-cell table:formula="of:=[.I22]/[.J22]" office:value-type="float" office:value="0.926880379801826" calcext:value-type="float">
            <text:p>0.926880379801826</text:p>
          </table:table-cell>
          <table:table-cell table:formula="of:=100-(100/([.K22]+1))" office:value-type="float" office:value="48.1026424638333" calcext:value-type="float">
            <text:p>48.1026424638333</text:p>
          </table:table-cell>
        </table:table-row>
        <table:table-row table:style-name="ro1">
          <table:table-cell table:style-name="ce1" office:value-type="date" office:date-value="2020-01-28" calcext:value-type="date">
            <text:p>2020-01-28</text:p>
          </table:table-cell>
          <table:table-cell office:value-type="float" office:value="8748" calcext:value-type="float">
            <text:p>8748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18" calcext:value-type="float">
            <text:p>8718</text:p>
          </table:table-cell>
          <table:table-cell/>
          <table:table-cell table:formula="of:=IF([.E23]&gt;[.E22];[.E23]-[.E22];)" office:value-type="float" office:value="62" calcext:value-type="float">
            <text:p>62</text:p>
          </table:table-cell>
          <table:table-cell table:formula="of:=IF([.E23]&lt;[.E22];[.E22]-[.E23];)" office:value-type="float" office:value="0" calcext:value-type="float">
            <text:p>0</text:p>
          </table:table-cell>
          <table:table-cell table:formula="of:=(([.I22]*([.$F$2]-1)+[.G23])/[.$F$2])" office:value-type="float" office:value="28.3446673208017" calcext:value-type="float">
            <text:p>28.3446673208017</text:p>
          </table:table-cell>
          <table:table-cell table:formula="of:=(([.J22]*([.$F$2]-1)+[.H23])/[.$F$2])" office:value-type="float" office:value="25.8027857891907" calcext:value-type="float">
            <text:p>25.8027857891907</text:p>
          </table:table-cell>
          <table:table-cell table:formula="of:=[.I23]/[.J23]" office:value-type="float" office:value="1.09851190303164" calcext:value-type="float">
            <text:p>1.09851190303164</text:p>
          </table:table-cell>
          <table:table-cell table:formula="of:=100-(100/([.K23]+1))" office:value-type="float" office:value="52.3471847571921" calcext:value-type="float">
            <text:p>52.3471847571921</text:p>
          </table:table-cell>
        </table:table-row>
        <table:table-row table:style-name="ro1">
          <table:table-cell table:style-name="ce1" office:value-type="date" office:date-value="2020-01-29" calcext:value-type="date">
            <text:p>2020-01-29</text:p>
          </table:table-cell>
          <table:table-cell office:value-type="float" office:value="8836" calcext:value-type="float">
            <text:p>8836</text:p>
          </table:table-cell>
          <table:table-cell office:value-type="float" office:value="8715" calcext:value-type="float">
            <text:p>8715</text:p>
          </table:table-cell>
          <table:table-cell office:value-type="float" office:value="8755" calcext:value-type="float">
            <text:p>8755</text:p>
          </table:table-cell>
          <table:table-cell office:value-type="float" office:value="8724" calcext:value-type="float">
            <text:p>8724</text:p>
          </table:table-cell>
          <table:table-cell/>
          <table:table-cell table:formula="of:=IF([.E24]&gt;[.E23];[.E24]-[.E23];)" office:value-type="float" office:value="6" calcext:value-type="float">
            <text:p>6</text:p>
          </table:table-cell>
          <table:table-cell table:formula="of:=IF([.E24]&lt;[.E23];[.E23]-[.E24];)" office:value-type="float" office:value="0" calcext:value-type="float">
            <text:p>0</text:p>
          </table:table-cell>
          <table:table-cell table:formula="of:=(([.I23]*([.$F$2]-1)+[.G24])/[.$F$2])" office:value-type="float" office:value="26.7486196550302" calcext:value-type="float">
            <text:p>26.7486196550302</text:p>
          </table:table-cell>
          <table:table-cell table:formula="of:=(([.J23]*([.$F$2]-1)+[.H24])/[.$F$2])" office:value-type="float" office:value="23.9597296613914" calcext:value-type="float">
            <text:p>23.9597296613914</text:p>
          </table:table-cell>
          <table:table-cell table:formula="of:=[.I24]/[.J24]" office:value-type="float" office:value="1.11639905929877" calcext:value-type="float">
            <text:p>1.11639905929877</text:p>
          </table:table-cell>
          <table:table-cell table:formula="of:=100-(100/([.K24]+1))" office:value-type="float" office:value="52.7499317481585" calcext:value-type="float">
            <text:p>52.7499317481585</text:p>
          </table:table-cell>
        </table:table-row>
        <table:table-row table:style-name="ro1">
          <table:table-cell table:style-name="ce1" office:value-type="date" office:date-value="2020-01-30" calcext:value-type="date">
            <text:p>2020-01-30</text:p>
          </table:table-cell>
          <table:table-cell office:value-type="float" office:value="8503" calcext:value-type="float">
            <text:p>8503</text:p>
          </table:table-cell>
          <table:table-cell office:value-type="float" office:value="8360" calcext:value-type="float">
            <text:p>8360</text:p>
          </table:table-cell>
          <table:table-cell office:value-type="float" office:value="8490" calcext:value-type="float">
            <text:p>8490</text:p>
          </table:table-cell>
          <table:table-cell office:value-type="float" office:value="8438" calcext:value-type="float">
            <text:p>8438</text:p>
          </table:table-cell>
          <table:table-cell/>
          <table:table-cell table:formula="of:=IF([.E25]&gt;[.E24];[.E25]-[.E24];)" office:value-type="float" office:value="0" calcext:value-type="float">
            <text:p>0</text:p>
          </table:table-cell>
          <table:table-cell table:formula="of:=IF([.E25]&lt;[.E24];[.E24]-[.E25];)" office:value-type="float" office:value="286" calcext:value-type="float">
            <text:p>286</text:p>
          </table:table-cell>
          <table:table-cell table:formula="of:=(([.I24]*([.$F$2]-1)+[.G25])/[.$F$2])" office:value-type="float" office:value="24.8380039653851" calcext:value-type="float">
            <text:p>24.8380039653851</text:p>
          </table:table-cell>
          <table:table-cell table:formula="of:=(([.J24]*([.$F$2]-1)+[.H25])/[.$F$2])" office:value-type="float" office:value="42.6768918284349" calcext:value-type="float">
            <text:p>42.6768918284349</text:p>
          </table:table-cell>
          <table:table-cell table:formula="of:=[.I25]/[.J25]" office:value-type="float" office:value="0.582001240044291" calcext:value-type="float">
            <text:p>0.582001240044291</text:p>
          </table:table-cell>
          <table:table-cell table:formula="of:=100-(100/([.K25]+1))" office:value-type="float" office:value="36.7889243897177" calcext:value-type="float">
            <text:p>36.7889243897177</text:p>
          </table:table-cell>
        </table:table-row>
        <table:table-row table:style-name="ro1">
          <table:table-cell table:style-name="ce1" office:value-type="date" office:date-value="2020-01-31" calcext:value-type="date">
            <text:p>2020-01-31</text:p>
          </table:table-cell>
          <table:table-cell office:value-type="float" office:value="8434" calcext:value-type="float">
            <text:p>8434</text:p>
          </table:table-cell>
          <table:table-cell office:value-type="float" office:value="8234" calcext:value-type="float">
            <text:p>8234</text:p>
          </table:table-cell>
          <table:table-cell office:value-type="float" office:value="8403" calcext:value-type="float">
            <text:p>8403</text:p>
          </table:table-cell>
          <table:table-cell office:value-type="float" office:value="8256" calcext:value-type="float">
            <text:p>8256</text:p>
          </table:table-cell>
          <table:table-cell/>
          <table:table-cell table:formula="of:=IF([.E26]&gt;[.E25];[.E26]-[.E25];)" office:value-type="float" office:value="0" calcext:value-type="float">
            <text:p>0</text:p>
          </table:table-cell>
          <table:table-cell table:formula="of:=IF([.E26]&lt;[.E25];[.E25]-[.E26];)" office:value-type="float" office:value="182" calcext:value-type="float">
            <text:p>182</text:p>
          </table:table-cell>
          <table:table-cell table:formula="of:=(([.I25]*([.$F$2]-1)+[.G26])/[.$F$2])" office:value-type="float" office:value="23.0638608250005" calcext:value-type="float">
            <text:p>23.0638608250005</text:p>
          </table:table-cell>
          <table:table-cell table:formula="of:=(([.J25]*([.$F$2]-1)+[.H26])/[.$F$2])" office:value-type="float" office:value="52.6285424121181" calcext:value-type="float">
            <text:p>52.6285424121181</text:p>
          </table:table-cell>
          <table:table-cell table:formula="of:=[.I26]/[.J26]" office:value-type="float" office:value="0.43823863948947" calcext:value-type="float">
            <text:p>0.43823863948947</text:p>
          </table:table-cell>
          <table:table-cell table:formula="of:=100-(100/([.K26]+1))" office:value-type="float" office:value="30.4705093756229" calcext:value-type="float">
            <text:p>30.4705093756229</text:p>
          </table:table-cell>
        </table:table-row>
        <table:table-row table:style-name="ro1">
          <table:table-cell table:style-name="ce1" office:value-type="date" office:date-value="2020-02-03" calcext:value-type="date">
            <text:p>2020-02-03</text:p>
          </table:table-cell>
          <table:table-cell office:value-type="float" office:value="8369" calcext:value-type="float">
            <text:p>8369</text:p>
          </table:table-cell>
          <table:table-cell office:value-type="float" office:value="8211" calcext:value-type="float">
            <text:p>8211</text:p>
          </table:table-cell>
          <table:table-cell office:value-type="float" office:value="8329" calcext:value-type="float">
            <text:p>8329</text:p>
          </table:table-cell>
          <table:table-cell office:value-type="float" office:value="8215" calcext:value-type="float">
            <text:p>8215</text:p>
          </table:table-cell>
          <table:table-cell/>
          <table:table-cell table:formula="of:=IF([.E27]&gt;[.E26];[.E27]-[.E26];)" office:value-type="float" office:value="0" calcext:value-type="float">
            <text:p>0</text:p>
          </table:table-cell>
          <table:table-cell table:formula="of:=IF([.E27]&lt;[.E26];[.E26]-[.E27];)" office:value-type="float" office:value="41" calcext:value-type="float">
            <text:p>41</text:p>
          </table:table-cell>
          <table:table-cell table:formula="of:=(([.I26]*([.$F$2]-1)+[.G27])/[.$F$2])" office:value-type="float" office:value="21.4164421946433" calcext:value-type="float">
            <text:p>21.4164421946433</text:p>
          </table:table-cell>
          <table:table-cell table:formula="of:=(([.J26]*([.$F$2]-1)+[.H27])/[.$F$2])" office:value-type="float" office:value="51.7979322398239" calcext:value-type="float">
            <text:p>51.7979322398239</text:p>
          </table:table-cell>
          <table:table-cell table:formula="of:=[.I27]/[.J27]" office:value-type="float" office:value="0.413461334624042" calcext:value-type="float">
            <text:p>0.413461334624042</text:p>
          </table:table-cell>
          <table:table-cell table:formula="of:=100-(100/([.K27]+1))" office:value-type="float" office:value="29.2516904775479" calcext:value-type="float">
            <text:p>29.2516904775479</text:p>
          </table:table-cell>
        </table:table-row>
        <table:table-row table:style-name="ro1">
          <table:table-cell table:style-name="ce1" office:value-type="date" office:date-value="2020-02-04" calcext:value-type="date">
            <text:p>2020-02-04</text:p>
          </table:table-cell>
          <table:table-cell office:value-type="float" office:value="8390" calcext:value-type="float">
            <text:p>8390</text:p>
          </table:table-cell>
          <table:table-cell office:value-type="float" office:value="8278" calcext:value-type="float">
            <text:p>8278</text:p>
          </table:table-cell>
          <table:table-cell office:value-type="float" office:value="8285" calcext:value-type="float">
            <text:p>8285</text:p>
          </table:table-cell>
          <table:table-cell office:value-type="float" office:value="8352" calcext:value-type="float">
            <text:p>8352</text:p>
          </table:table-cell>
          <table:table-cell/>
          <table:table-cell table:formula="of:=IF([.E28]&gt;[.E27];[.E28]-[.E27];)" office:value-type="float" office:value="137" calcext:value-type="float">
            <text:p>137</text:p>
          </table:table-cell>
          <table:table-cell table:formula="of:=IF([.E28]&lt;[.E27];[.E27]-[.E28];)" office:value-type="float" office:value="0" calcext:value-type="float">
            <text:p>0</text:p>
          </table:table-cell>
          <table:table-cell table:formula="of:=(([.I27]*([.$F$2]-1)+[.G28])/[.$F$2])" office:value-type="float" office:value="29.6724106093116" calcext:value-type="float">
            <text:p>29.6724106093116</text:p>
          </table:table-cell>
          <table:table-cell table:formula="of:=(([.J27]*([.$F$2]-1)+[.H28])/[.$F$2])" office:value-type="float" office:value="48.0980799369794" calcext:value-type="float">
            <text:p>48.0980799369794</text:p>
          </table:table-cell>
          <table:table-cell table:formula="of:=[.I28]/[.J28]" office:value-type="float" office:value="0.616914659549612" calcext:value-type="float">
            <text:p>0.616914659549612</text:p>
          </table:table-cell>
          <table:table-cell table:formula="of:=100-(100/([.K28]+1))" office:value-type="float" office:value="38.1538169566384" calcext:value-type="float">
            <text:p>38.1538169566384</text:p>
          </table:table-cell>
        </table:table-row>
        <table:table-row table:style-name="ro1">
          <table:table-cell table:style-name="ce1" office:value-type="date" office:date-value="2020-02-05" calcext:value-type="date">
            <text:p>2020-02-05</text:p>
          </table:table-cell>
          <table:table-cell office:value-type="float" office:value="8550" calcext:value-type="float">
            <text:p>8550</text:p>
          </table:table-cell>
          <table:table-cell office:value-type="float" office:value="8439" calcext:value-type="float">
            <text:p>8439</text:p>
          </table:table-cell>
          <table:table-cell office:value-type="float" office:value="8453" calcext:value-type="float">
            <text:p>8453</text:p>
          </table:table-cell>
          <table:table-cell office:value-type="float" office:value="8493" calcext:value-type="float">
            <text:p>8493</text:p>
          </table:table-cell>
          <table:table-cell/>
          <table:table-cell table:formula="of:=IF([.E29]&gt;[.E28];[.E29]-[.E28];)" office:value-type="float" office:value="141" calcext:value-type="float">
            <text:p>141</text:p>
          </table:table-cell>
          <table:table-cell table:formula="of:=IF([.E29]&lt;[.E28];[.E28]-[.E29];)" office:value-type="float" office:value="0" calcext:value-type="float">
            <text:p>0</text:p>
          </table:table-cell>
          <table:table-cell table:formula="of:=(([.I28]*([.$F$2]-1)+[.G29])/[.$F$2])" office:value-type="float" office:value="37.6243812800751" calcext:value-type="float">
            <text:p>37.6243812800751</text:p>
          </table:table-cell>
          <table:table-cell table:formula="of:=(([.J28]*([.$F$2]-1)+[.H29])/[.$F$2])" office:value-type="float" office:value="44.6625027986237" calcext:value-type="float">
            <text:p>44.6625027986237</text:p>
          </table:table-cell>
          <table:table-cell table:formula="of:=[.I29]/[.J29]" office:value-type="float" office:value="0.842415425076324" calcext:value-type="float">
            <text:p>0.842415425076324</text:p>
          </table:table-cell>
          <table:table-cell table:formula="of:=100-(100/([.K29]+1))" office:value-type="float" office:value="45.7234244574036" calcext:value-type="float">
            <text:p>45.7234244574036</text:p>
          </table:table-cell>
        </table:table-row>
        <table:table-row table:style-name="ro1">
          <table:table-cell table:style-name="ce1" office:value-type="date" office:date-value="2020-02-06" calcext:value-type="date">
            <text:p>2020-02-06</text:p>
          </table:table-cell>
          <table:table-cell office:value-type="float" office:value="8539" calcext:value-type="float">
            <text:p>8539</text:p>
          </table:table-cell>
          <table:table-cell office:value-type="float" office:value="8458" calcext:value-type="float">
            <text:p>8458</text:p>
          </table:table-cell>
          <table:table-cell office:value-type="float" office:value="8531" calcext:value-type="float">
            <text:p>8531</text:p>
          </table:table-cell>
          <table:table-cell office:value-type="float" office:value="8482" calcext:value-type="float">
            <text:p>8482</text:p>
          </table:table-cell>
          <table:table-cell/>
          <table:table-cell table:formula="of:=IF([.E30]&gt;[.E29];[.E30]-[.E29];)" office:value-type="float" office:value="0" calcext:value-type="float">
            <text:p>0</text:p>
          </table:table-cell>
          <table:table-cell table:formula="of:=IF([.E30]&lt;[.E29];[.E29]-[.E30];)" office:value-type="float" office:value="11" calcext:value-type="float">
            <text:p>11</text:p>
          </table:table-cell>
          <table:table-cell table:formula="of:=(([.I29]*([.$F$2]-1)+[.G30])/[.$F$2])" office:value-type="float" office:value="34.9369254743555" calcext:value-type="float">
            <text:p>34.9369254743555</text:p>
          </table:table-cell>
          <table:table-cell table:formula="of:=(([.J29]*([.$F$2]-1)+[.H30])/[.$F$2])" office:value-type="float" office:value="42.2580383130077" calcext:value-type="float">
            <text:p>42.2580383130077</text:p>
          </table:table-cell>
          <table:table-cell table:formula="of:=[.I30]/[.J30]" office:value-type="float" office:value="0.82675218417797" calcext:value-type="float">
            <text:p>0.82675218417797</text:p>
          </table:table-cell>
          <table:table-cell table:formula="of:=100-(100/([.K30]+1))" office:value-type="float" office:value="45.2580372608124" calcext:value-type="float">
            <text:p>45.2580372608124</text:p>
          </table:table-cell>
        </table:table-row>
        <table:table-row table:style-name="ro1">
          <table:table-cell table:style-name="ce1" office:value-type="date" office:date-value="2020-02-07" calcext:value-type="date">
            <text:p>2020-02-07</text:p>
          </table:table-cell>
          <table:table-cell office:value-type="float" office:value="8479" calcext:value-type="float">
            <text:p>8479</text:p>
          </table:table-cell>
          <table:table-cell office:value-type="float" office:value="8292" calcext:value-type="float">
            <text:p>8292</text:p>
          </table:table-cell>
          <table:table-cell office:value-type="float" office:value="8461" calcext:value-type="float">
            <text:p>8461</text:p>
          </table:table-cell>
          <table:table-cell office:value-type="float" office:value="8317" calcext:value-type="float">
            <text:p>8317</text:p>
          </table:table-cell>
          <table:table-cell/>
          <table:table-cell table:formula="of:=IF([.E31]&gt;[.E30];[.E31]-[.E30];)" office:value-type="float" office:value="0" calcext:value-type="float">
            <text:p>0</text:p>
          </table:table-cell>
          <table:table-cell table:formula="of:=IF([.E31]&lt;[.E30];[.E30]-[.E31];)" office:value-type="float" office:value="165" calcext:value-type="float">
            <text:p>165</text:p>
          </table:table-cell>
          <table:table-cell table:formula="of:=(([.I30]*([.$F$2]-1)+[.G31])/[.$F$2])" office:value-type="float" office:value="32.4414307976158" calcext:value-type="float">
            <text:p>32.4414307976158</text:p>
          </table:table-cell>
          <table:table-cell table:formula="of:=(([.J30]*([.$F$2]-1)+[.H31])/[.$F$2])" office:value-type="float" office:value="51.02532129065" calcext:value-type="float">
            <text:p>51.02532129065</text:p>
          </table:table-cell>
          <table:table-cell table:formula="of:=[.I31]/[.J31]" office:value-type="float" office:value="0.635790818696136" calcext:value-type="float">
            <text:p>0.635790818696136</text:p>
          </table:table-cell>
          <table:table-cell table:formula="of:=100-(100/([.K31]+1))" office:value-type="float" office:value="38.8674891330491" calcext:value-type="float">
            <text:p>38.8674891330491</text:p>
          </table:table-cell>
        </table:table-row>
        <table:table-row table:style-name="ro1">
          <table:table-cell table:style-name="ce1" office:value-type="date" office:date-value="2020-02-10" calcext:value-type="date">
            <text:p>2020-02-10</text:p>
          </table:table-cell>
          <table:table-cell office:value-type="float" office:value="8464" calcext:value-type="float">
            <text:p>8464</text:p>
          </table:table-cell>
          <table:table-cell office:value-type="float" office:value="8292" calcext:value-type="float">
            <text:p>8292</text:p>
          </table:table-cell>
          <table:table-cell office:value-type="float" office:value="8304" calcext:value-type="float">
            <text:p>8304</text:p>
          </table:table-cell>
          <table:table-cell office:value-type="float" office:value="8443" calcext:value-type="float">
            <text:p>8443</text:p>
          </table:table-cell>
          <table:table-cell/>
          <table:table-cell table:formula="of:=IF([.E32]&gt;[.E31];[.E32]-[.E31];)" office:value-type="float" office:value="126" calcext:value-type="float">
            <text:p>126</text:p>
          </table:table-cell>
          <table:table-cell table:formula="of:=IF([.E32]&lt;[.E31];[.E31]-[.E32];)" office:value-type="float" office:value="0" calcext:value-type="float">
            <text:p>0</text:p>
          </table:table-cell>
          <table:table-cell table:formula="of:=(([.I31]*([.$F$2]-1)+[.G32])/[.$F$2])" office:value-type="float" office:value="39.1241857406432" calcext:value-type="float">
            <text:p>39.1241857406432</text:p>
          </table:table-cell>
          <table:table-cell table:formula="of:=(([.J31]*([.$F$2]-1)+[.H32])/[.$F$2])" office:value-type="float" office:value="47.380655484175" calcext:value-type="float">
            <text:p>47.380655484175</text:p>
          </table:table-cell>
          <table:table-cell table:formula="of:=[.I32]/[.J32]" office:value-type="float" office:value="0.825741757703427" calcext:value-type="float">
            <text:p>0.825741757703427</text:p>
          </table:table-cell>
          <table:table-cell table:formula="of:=100-(100/([.K32]+1))" office:value-type="float" office:value="45.2277412300694" calcext:value-type="float">
            <text:p>45.2277412300694</text:p>
          </table:table-cell>
        </table:table-row>
        <table:table-row table:style-name="ro1">
          <table:table-cell table:style-name="ce1" office:value-type="date" office:date-value="2020-02-11" calcext:value-type="date">
            <text:p>2020-02-11</text:p>
          </table:table-cell>
          <table:table-cell office:value-type="float" office:value="8567" calcext:value-type="float">
            <text:p>8567</text:p>
          </table:table-cell>
          <table:table-cell office:value-type="float" office:value="8484" calcext:value-type="float">
            <text:p>8484</text:p>
          </table:table-cell>
          <table:table-cell office:value-type="float" office:value="8503" calcext:value-type="float">
            <text:p>8503</text:p>
          </table:table-cell>
          <table:table-cell office:value-type="float" office:value="8509" calcext:value-type="float">
            <text:p>8509</text:p>
          </table:table-cell>
          <table:table-cell/>
          <table:table-cell table:formula="of:=IF([.E33]&gt;[.E32];[.E33]-[.E32];)" office:value-type="float" office:value="66" calcext:value-type="float">
            <text:p>66</text:p>
          </table:table-cell>
          <table:table-cell table:formula="of:=IF([.E33]&lt;[.E32];[.E32]-[.E33];)" office:value-type="float" office:value="0" calcext:value-type="float">
            <text:p>0</text:p>
          </table:table-cell>
          <table:table-cell table:formula="of:=(([.I32]*([.$F$2]-1)+[.G33])/[.$F$2])" office:value-type="float" office:value="41.0438867591687" calcext:value-type="float">
            <text:p>41.0438867591687</text:p>
          </table:table-cell>
          <table:table-cell table:formula="of:=(([.J32]*([.$F$2]-1)+[.H33])/[.$F$2])" office:value-type="float" office:value="43.9963229495911" calcext:value-type="float">
            <text:p>43.9963229495911</text:p>
          </table:table-cell>
          <table:table-cell table:formula="of:=[.I33]/[.J33]" office:value-type="float" office:value="0.93289356945113" calcext:value-type="float">
            <text:p>0.93289356945113</text:p>
          </table:table-cell>
          <table:table-cell table:formula="of:=100-(100/([.K33]+1))" office:value-type="float" office:value="48.2640940088614" calcext:value-type="float">
            <text:p>48.2640940088614</text:p>
          </table:table-cell>
        </table:table-row>
        <table:table-row table:style-name="ro1">
          <table:table-cell table:style-name="ce1" office:value-type="date" office:date-value="2020-02-12" calcext:value-type="date">
            <text:p>2020-02-12</text:p>
          </table:table-cell>
          <table:table-cell office:value-type="float" office:value="8606" calcext:value-type="float">
            <text:p>8606</text:p>
          </table:table-cell>
          <table:table-cell office:value-type="float" office:value="8529" calcext:value-type="float">
            <text:p>8529</text:p>
          </table:table-cell>
          <table:table-cell office:value-type="float" office:value="8540" calcext:value-type="float">
            <text:p>8540</text:p>
          </table:table-cell>
          <table:table-cell office:value-type="float" office:value="8543" calcext:value-type="float">
            <text:p>8543</text:p>
          </table:table-cell>
          <table:table-cell/>
          <table:table-cell table:formula="of:=IF([.E34]&gt;[.E33];[.E34]-[.E33];)" office:value-type="float" office:value="34" calcext:value-type="float">
            <text:p>34</text:p>
          </table:table-cell>
          <table:table-cell table:formula="of:=IF([.E34]&lt;[.E33];[.E33]-[.E34];)" office:value-type="float" office:value="0" calcext:value-type="float">
            <text:p>0</text:p>
          </table:table-cell>
          <table:table-cell table:formula="of:=(([.I33]*([.$F$2]-1)+[.G34])/[.$F$2])" office:value-type="float" office:value="40.5407519906567" calcext:value-type="float">
            <text:p>40.5407519906567</text:p>
          </table:table-cell>
          <table:table-cell table:formula="of:=(([.J33]*([.$F$2]-1)+[.H34])/[.$F$2])" office:value-type="float" office:value="40.8537284531917" calcext:value-type="float">
            <text:p>40.8537284531917</text:p>
          </table:table-cell>
          <table:table-cell table:formula="of:=[.I34]/[.J34]" office:value-type="float" office:value="0.992339096714424" calcext:value-type="float">
            <text:p>0.992339096714424</text:p>
          </table:table-cell>
          <table:table-cell table:formula="of:=100-(100/([.K34]+1))" office:value-type="float" office:value="49.8077409789777" calcext:value-type="float">
            <text:p>49.8077409789777</text:p>
          </table:table-cell>
        </table:table-row>
        <table:table-row table:style-name="ro1">
          <table:table-cell table:style-name="ce1" office:value-type="date" office:date-value="2020-02-13" calcext:value-type="date">
            <text:p>2020-02-13</text:p>
          </table:table-cell>
          <table:table-cell office:value-type="float" office:value="8568" calcext:value-type="float">
            <text:p>8568</text:p>
          </table:table-cell>
          <table:table-cell office:value-type="float" office:value="8466" calcext:value-type="float">
            <text:p>8466</text:p>
          </table:table-cell>
          <table:table-cell office:value-type="float" office:value="8510" calcext:value-type="float">
            <text:p>8510</text:p>
          </table:table-cell>
          <table:table-cell office:value-type="float" office:value="8547" calcext:value-type="float">
            <text:p>8547</text:p>
          </table:table-cell>
          <table:table-cell/>
          <table:table-cell table:formula="of:=IF([.E35]&gt;[.E34];[.E35]-[.E34];)" office:value-type="float" office:value="4" calcext:value-type="float">
            <text:p>4</text:p>
          </table:table-cell>
          <table:table-cell table:formula="of:=IF([.E35]&lt;[.E34];[.E34]-[.E35];)" office:value-type="float" office:value="0" calcext:value-type="float">
            <text:p>0</text:p>
          </table:table-cell>
          <table:table-cell table:formula="of:=(([.I34]*([.$F$2]-1)+[.G35])/[.$F$2])" office:value-type="float" office:value="37.9306982770383" calcext:value-type="float">
            <text:p>37.9306982770383</text:p>
          </table:table-cell>
          <table:table-cell table:formula="of:=(([.J34]*([.$F$2]-1)+[.H35])/[.$F$2])" office:value-type="float" office:value="37.9356049922495" calcext:value-type="float">
            <text:p>37.9356049922495</text:p>
          </table:table-cell>
          <table:table-cell table:formula="of:=[.I35]/[.J35]" office:value-type="float" office:value="0.999870656729683" calcext:value-type="float">
            <text:p>0.999870656729683</text:p>
          </table:table-cell>
          <table:table-cell table:formula="of:=100-(100/([.K35]+1))" office:value-type="float" office:value="49.9967662091075" calcext:value-type="float">
            <text:p>49.9967662091075</text:p>
          </table:table-cell>
        </table:table-row>
        <table:table-row table:style-name="ro1">
          <table:table-cell table:style-name="ce1" office:value-type="date" office:date-value="2020-02-14" calcext:value-type="date">
            <text:p>2020-02-14</text:p>
          </table:table-cell>
          <table:table-cell office:value-type="float" office:value="8586" calcext:value-type="float">
            <text:p>8586</text:p>
          </table:table-cell>
          <table:table-cell office:value-type="float" office:value="8512" calcext:value-type="float">
            <text:p>8512</text:p>
          </table:table-cell>
          <table:table-cell office:value-type="float" office:value="8572" calcext:value-type="float">
            <text:p>8572</text:p>
          </table:table-cell>
          <table:table-cell office:value-type="float" office:value="8582" calcext:value-type="float">
            <text:p>8582</text:p>
          </table:table-cell>
          <table:table-cell/>
          <table:table-cell table:formula="of:=IF([.E36]&gt;[.E35];[.E36]-[.E35];)" office:value-type="float" office:value="35" calcext:value-type="float">
            <text:p>35</text:p>
          </table:table-cell>
          <table:table-cell table:formula="of:=IF([.E36]&lt;[.E35];[.E35]-[.E36];)" office:value-type="float" office:value="0" calcext:value-type="float">
            <text:p>0</text:p>
          </table:table-cell>
          <table:table-cell table:formula="of:=(([.I35]*([.$F$2]-1)+[.G36])/[.$F$2])" office:value-type="float" office:value="37.7213626858213" calcext:value-type="float">
            <text:p>37.7213626858213</text:p>
          </table:table-cell>
          <table:table-cell table:formula="of:=(([.J35]*([.$F$2]-1)+[.H36])/[.$F$2])" office:value-type="float" office:value="35.2259189213745" calcext:value-type="float">
            <text:p>35.2259189213745</text:p>
          </table:table-cell>
          <table:table-cell table:formula="of:=[.I36]/[.J36]" office:value-type="float" office:value="1.07084112610424" calcext:value-type="float">
            <text:p>1.07084112610424</text:p>
          </table:table-cell>
          <table:table-cell table:formula="of:=100-(100/([.K36]+1))" office:value-type="float" office:value="51.7104432882669" calcext:value-type="float">
            <text:p>51.7104432882669</text:p>
          </table:table-cell>
        </table:table-row>
        <table:table-row table:style-name="ro1">
          <table:table-cell table:style-name="ce1" office:value-type="date" office:date-value="2020-02-18" calcext:value-type="date">
            <text:p>2020-02-18</text:p>
          </table:table-cell>
          <table:table-cell office:value-type="float" office:value="8608" calcext:value-type="float">
            <text:p>8608</text:p>
          </table:table-cell>
          <table:table-cell office:value-type="float" office:value="8453" calcext:value-type="float">
            <text:p>8453</text:p>
          </table:table-cell>
          <table:table-cell office:value-type="float" office:value="8566" calcext:value-type="float">
            <text:p>8566</text:p>
          </table:table-cell>
          <table:table-cell office:value-type="float" office:value="8479" calcext:value-type="float">
            <text:p>8479</text:p>
          </table:table-cell>
          <table:table-cell/>
          <table:table-cell table:formula="of:=IF([.E37]&gt;[.E36];[.E37]-[.E36];)" office:value-type="float" office:value="0" calcext:value-type="float">
            <text:p>0</text:p>
          </table:table-cell>
          <table:table-cell table:formula="of:=IF([.E37]&lt;[.E36];[.E36]-[.E37];)" office:value-type="float" office:value="103" calcext:value-type="float">
            <text:p>103</text:p>
          </table:table-cell>
          <table:table-cell table:formula="of:=(([.I36]*([.$F$2]-1)+[.G37])/[.$F$2])" office:value-type="float" office:value="35.0269796368341" calcext:value-type="float">
            <text:p>35.0269796368341</text:p>
          </table:table-cell>
          <table:table-cell table:formula="of:=(([.J36]*([.$F$2]-1)+[.H37])/[.$F$2])" office:value-type="float" office:value="40.0669247127049" calcext:value-type="float">
            <text:p>40.0669247127049</text:p>
          </table:table-cell>
          <table:table-cell table:formula="of:=[.I37]/[.J37]" office:value-type="float" office:value="0.874211831529144" calcext:value-type="float">
            <text:p>0.874211831529144</text:p>
          </table:table-cell>
          <table:table-cell table:formula="of:=100-(100/([.K37]+1))" office:value-type="float" office:value="46.6442382244427" calcext:value-type="float">
            <text:p>46.6442382244427</text:p>
          </table:table-cell>
        </table:table-row>
        <table:table-row table:style-name="ro1">
          <table:table-cell table:style-name="ce1" office:value-type="date" office:date-value="2020-02-19" calcext:value-type="date">
            <text:p>2020-02-19</text:p>
          </table:table-cell>
          <table:table-cell office:value-type="float" office:value="8584" calcext:value-type="float">
            <text:p>8584</text:p>
          </table:table-cell>
          <table:table-cell office:value-type="float" office:value="8345" calcext:value-type="float">
            <text:p>8345</text:p>
          </table:table-cell>
          <table:table-cell office:value-type="float" office:value="8470" calcext:value-type="float">
            <text:p>847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IF([.E38]&gt;[.E37];[.E38]-[.E37];)" office:value-type="float" office:value="56" calcext:value-type="float">
            <text:p>56</text:p>
          </table:table-cell>
          <table:table-cell table:formula="of:=IF([.E38]&lt;[.E37];[.E37]-[.E38];)" office:value-type="float" office:value="0" calcext:value-type="float">
            <text:p>0</text:p>
          </table:table-cell>
          <table:table-cell table:formula="of:=(([.I37]*([.$F$2]-1)+[.G38])/[.$F$2])" office:value-type="float" office:value="36.5250525199174" calcext:value-type="float">
            <text:p>36.5250525199174</text:p>
          </table:table-cell>
          <table:table-cell table:formula="of:=(([.J37]*([.$F$2]-1)+[.H38])/[.$F$2])" office:value-type="float" office:value="37.2050015189403" calcext:value-type="float">
            <text:p>37.2050015189403</text:p>
          </table:table-cell>
          <table:table-cell table:formula="of:=[.I38]/[.J38]" office:value-type="float" office:value="0.981724258264665" calcext:value-type="float">
            <text:p>0.981724258264665</text:p>
          </table:table-cell>
          <table:table-cell table:formula="of:=100-(100/([.K38]+1))" office:value-type="float" office:value="49.5388929196603" calcext:value-type="float">
            <text:p>49.5388929196603</text:p>
          </table:table-cell>
        </table:table-row>
        <table:table-row table:style-name="ro1">
          <table:table-cell table:style-name="ce1" office:value-type="date" office:date-value="2020-02-20" calcext:value-type="date">
            <text:p>2020-02-20</text:p>
          </table:table-cell>
          <table:table-cell office:value-type="float" office:value="8499" calcext:value-type="float">
            <text:p>8499</text:p>
          </table:table-cell>
          <table:table-cell office:value-type="float" office:value="8336" calcext:value-type="float">
            <text:p>8336</text:p>
          </table:table-cell>
          <table:table-cell office:value-type="float" office:value="8490" calcext:value-type="float">
            <text:p>8490</text:p>
          </table:table-cell>
          <table:table-cell office:value-type="float" office:value="8434" calcext:value-type="float">
            <text:p>8434</text:p>
          </table:table-cell>
          <table:table-cell/>
          <table:table-cell table:formula="of:=IF([.E39]&gt;[.E38];[.E39]-[.E38];)" office:value-type="float" office:value="0" calcext:value-type="float">
            <text:p>0</text:p>
          </table:table-cell>
          <table:table-cell table:formula="of:=IF([.E39]&lt;[.E38];[.E38]-[.E39];)" office:value-type="float" office:value="101" calcext:value-type="float">
            <text:p>101</text:p>
          </table:table-cell>
          <table:table-cell table:formula="of:=(([.I38]*([.$F$2]-1)+[.G39])/[.$F$2])" office:value-type="float" office:value="33.9161201970661" calcext:value-type="float">
            <text:p>33.9161201970661</text:p>
          </table:table-cell>
          <table:table-cell table:formula="of:=(([.J38]*([.$F$2]-1)+[.H39])/[.$F$2])" office:value-type="float" office:value="41.7617871247302" calcext:value-type="float">
            <text:p>41.7617871247302</text:p>
          </table:table-cell>
          <table:table-cell table:formula="of:=[.I39]/[.J39]" office:value-type="float" office:value="0.8121328739062" calcext:value-type="float">
            <text:p>0.8121328739062</text:p>
          </table:table-cell>
          <table:table-cell table:formula="of:=100-(100/([.K39]+1))" office:value-type="float" office:value="44.8164086420209" calcext:value-type="float">
            <text:p>44.8164086420209</text:p>
          </table:table-cell>
        </table:table-row>
        <table:table-row table:style-name="ro1">
          <table:table-cell table:style-name="ce1" office:value-type="date" office:date-value="2020-02-21" calcext:value-type="date">
            <text:p>2020-02-21</text:p>
          </table:table-cell>
          <table:table-cell office:value-type="float" office:value="8509" calcext:value-type="float">
            <text:p>8509</text:p>
          </table:table-cell>
          <table:table-cell office:value-type="float" office:value="8340" calcext:value-type="float">
            <text:p>8340</text:p>
          </table:table-cell>
          <table:table-cell office:value-type="float" office:value="8390" calcext:value-type="float">
            <text:p>8390</text:p>
          </table:table-cell>
          <table:table-cell office:value-type="float" office:value="8507" calcext:value-type="float">
            <text:p>8507</text:p>
          </table:table-cell>
          <table:table-cell/>
          <table:table-cell table:formula="of:=IF([.E40]&gt;[.E39];[.E40]-[.E39];)" office:value-type="float" office:value="73" calcext:value-type="float">
            <text:p>73</text:p>
          </table:table-cell>
          <table:table-cell table:formula="of:=IF([.E40]&lt;[.E39];[.E39]-[.E40];)" office:value-type="float" office:value="0" calcext:value-type="float">
            <text:p>0</text:p>
          </table:table-cell>
          <table:table-cell table:formula="of:=(([.I39]*([.$F$2]-1)+[.G40])/[.$F$2])" office:value-type="float" office:value="36.7078258972757" calcext:value-type="float">
            <text:p>36.7078258972757</text:p>
          </table:table-cell>
          <table:table-cell table:formula="of:=(([.J39]*([.$F$2]-1)+[.H40])/[.$F$2])" office:value-type="float" office:value="38.7788023301067" calcext:value-type="float">
            <text:p>38.7788023301067</text:p>
          </table:table-cell>
          <table:table-cell table:formula="of:=[.I40]/[.J40]" office:value-type="float" office:value="0.946595141974688" calcext:value-type="float">
            <text:p>0.946595141974688</text:p>
          </table:table-cell>
          <table:table-cell table:formula="of:=100-(100/([.K40]+1))" office:value-type="float" office:value="48.6282494784422" calcext:value-type="float">
            <text:p>48.6282494784422</text:p>
          </table:table-cell>
        </table:table-row>
        <table:table-row table:style-name="ro1">
          <table:table-cell table:style-name="ce1" office:value-type="date" office:date-value="2020-02-24" calcext:value-type="date">
            <text:p>2020-02-24</text:p>
          </table:table-cell>
          <table:table-cell office:value-type="float" office:value="8259" calcext:value-type="float">
            <text:p>8259</text:p>
          </table:table-cell>
          <table:table-cell office:value-type="float" office:value="8002" calcext:value-type="float">
            <text:p>8002</text:p>
          </table:table-cell>
          <table:table-cell office:value-type="float" office:value="8222" calcext:value-type="float">
            <text:p>8222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IF([.E41]&gt;[.E40];[.E41]-[.E40];)" office:value-type="float" office:value="0" calcext:value-type="float">
            <text:p>0</text:p>
          </table:table-cell>
          <table:table-cell table:formula="of:=IF([.E41]&lt;[.E40];[.E40]-[.E41];)" office:value-type="float" office:value="457" calcext:value-type="float">
            <text:p>457</text:p>
          </table:table-cell>
          <table:table-cell table:formula="of:=(([.I40]*([.$F$2]-1)+[.G41])/[.$F$2])" office:value-type="float" office:value="34.0858383331846" calcext:value-type="float">
            <text:p>34.0858383331846</text:p>
          </table:table-cell>
          <table:table-cell table:formula="of:=(([.J40]*([.$F$2]-1)+[.H41])/[.$F$2])" office:value-type="float" office:value="68.6517450208133" calcext:value-type="float">
            <text:p>68.6517450208133</text:p>
          </table:table-cell>
          <table:table-cell table:formula="of:=[.I41]/[.J41]" office:value-type="float" office:value="0.496503596854685" calcext:value-type="float">
            <text:p>0.496503596854685</text:p>
          </table:table-cell>
          <table:table-cell table:formula="of:=100-(100/([.K41]+1))" office:value-type="float" office:value="33.1775745743762" calcext:value-type="float">
            <text:p>33.1775745743762</text:p>
          </table:table-cell>
        </table:table-row>
        <table:table-row table:style-name="ro1">
          <table:table-cell table:style-name="ce1" office:value-type="date" office:date-value="2020-02-25" calcext:value-type="date">
            <text:p>2020-02-25</text:p>
          </table:table-cell>
          <table:table-cell office:value-type="float" office:value="8088" calcext:value-type="float">
            <text:p>8088</text:p>
          </table:table-cell>
          <table:table-cell office:value-type="float" office:value="7769" calcext:value-type="float">
            <text:p>7769</text:p>
          </table:table-cell>
          <table:table-cell office:value-type="float" office:value="8070" calcext:value-type="float">
            <text:p>8070</text:p>
          </table:table-cell>
          <table:table-cell office:value-type="float" office:value="7795" calcext:value-type="float">
            <text:p>7795</text:p>
          </table:table-cell>
          <table:table-cell/>
          <table:table-cell table:formula="of:=IF([.E42]&gt;[.E41];[.E42]-[.E41];)" office:value-type="float" office:value="0" calcext:value-type="float">
            <text:p>0</text:p>
          </table:table-cell>
          <table:table-cell table:formula="of:=IF([.E42]&lt;[.E41];[.E41]-[.E42];)" office:value-type="float" office:value="255" calcext:value-type="float">
            <text:p>255</text:p>
          </table:table-cell>
          <table:table-cell table:formula="of:=(([.I41]*([.$F$2]-1)+[.G42])/[.$F$2])" office:value-type="float" office:value="31.6511355950999" calcext:value-type="float">
            <text:p>31.6511355950999</text:p>
          </table:table-cell>
          <table:table-cell table:formula="of:=(([.J41]*([.$F$2]-1)+[.H42])/[.$F$2])" office:value-type="float" office:value="81.9623346621838" calcext:value-type="float">
            <text:p>81.9623346621838</text:p>
          </table:table-cell>
          <table:table-cell table:formula="of:=[.I42]/[.J42]" office:value-type="float" office:value="0.386166837798769" calcext:value-type="float">
            <text:p>0.386166837798769</text:p>
          </table:table-cell>
          <table:table-cell table:formula="of:=100-(100/([.K42]+1))" office:value-type="float" office:value="27.8586117679746" calcext:value-type="float">
            <text:p>27.8586117679746</text:p>
          </table:table-cell>
        </table:table-row>
        <table:table-row table:style-name="ro1">
          <table:table-cell table:style-name="ce1" office:value-type="date" office:date-value="2020-02-26" calcext:value-type="date">
            <text:p>2020-02-26</text:p>
          </table:table-cell>
          <table:table-cell office:value-type="float" office:value="8027" calcext:value-type="float">
            <text:p>8027</text:p>
          </table:table-cell>
          <table:table-cell office:value-type="float" office:value="7809" calcext:value-type="float">
            <text:p>7809</text:p>
          </table:table-cell>
          <table:table-cell office:value-type="float" office:value="7866" calcext:value-type="float">
            <text:p>7866</text:p>
          </table:table-cell>
          <table:table-cell office:value-type="float" office:value="7811" calcext:value-type="float">
            <text:p>7811</text:p>
          </table:table-cell>
          <table:table-cell/>
          <table:table-cell table:formula="of:=IF([.E43]&gt;[.E42];[.E43]-[.E42];)" office:value-type="float" office:value="16" calcext:value-type="float">
            <text:p>16</text:p>
          </table:table-cell>
          <table:table-cell table:formula="of:=IF([.E43]&lt;[.E42];[.E42]-[.E43];)" office:value-type="float" office:value="0" calcext:value-type="float">
            <text:p>0</text:p>
          </table:table-cell>
          <table:table-cell table:formula="of:=(([.I42]*([.$F$2]-1)+[.G43])/[.$F$2])" office:value-type="float" office:value="30.5331973383071" calcext:value-type="float">
            <text:p>30.5331973383071</text:p>
          </table:table-cell>
          <table:table-cell table:formula="of:=(([.J42]*([.$F$2]-1)+[.H43])/[.$F$2])" office:value-type="float" office:value="76.1078821863135" calcext:value-type="float">
            <text:p>76.1078821863135</text:p>
          </table:table-cell>
          <table:table-cell table:formula="of:=[.I43]/[.J43]" office:value-type="float" office:value="0.401183116139814" calcext:value-type="float">
            <text:p>0.401183116139814</text:p>
          </table:table-cell>
          <table:table-cell table:formula="of:=100-(100/([.K43]+1))" office:value-type="float" office:value="28.6317406710589" calcext:value-type="float">
            <text:p>28.6317406710589</text:p>
          </table:table-cell>
        </table:table-row>
        <table:table-row table:style-name="ro1">
          <table:table-cell table:style-name="ce1" office:value-type="date" office:date-value="2020-02-27" calcext:value-type="date">
            <text:p>2020-02-27</text:p>
          </table:table-cell>
          <table:table-cell office:value-type="float" office:value="8030" calcext:value-type="float">
            <text:p>8030</text:p>
          </table:table-cell>
          <table:table-cell office:value-type="float" office:value="7637" calcext:value-type="float">
            <text:p>7637</text:p>
          </table:table-cell>
          <table:table-cell office:value-type="float" office:value="7668" calcext:value-type="float">
            <text:p>7668</text:p>
          </table:table-cell>
          <table:table-cell office:value-type="float" office:value="7743" calcext:value-type="float">
            <text:p>7743</text:p>
          </table:table-cell>
          <table:table-cell/>
          <table:table-cell table:formula="of:=IF([.E44]&gt;[.E43];[.E44]-[.E43];)" office:value-type="float" office:value="0" calcext:value-type="float">
            <text:p>0</text:p>
          </table:table-cell>
          <table:table-cell table:formula="of:=IF([.E44]&lt;[.E43];[.E43]-[.E44];)" office:value-type="float" office:value="68" calcext:value-type="float">
            <text:p>68</text:p>
          </table:table-cell>
          <table:table-cell table:formula="of:=(([.I43]*([.$F$2]-1)+[.G44])/[.$F$2])" office:value-type="float" office:value="28.3522546712852" calcext:value-type="float">
            <text:p>28.3522546712852</text:p>
          </table:table-cell>
          <table:table-cell table:formula="of:=(([.J43]*([.$F$2]-1)+[.H44])/[.$F$2])" office:value-type="float" office:value="75.528747744434" calcext:value-type="float">
            <text:p>75.528747744434</text:p>
          </table:table-cell>
          <table:table-cell table:formula="of:=[.I44]/[.J44]" office:value-type="float" office:value="0.375383619058805" calcext:value-type="float">
            <text:p>0.375383619058805</text:p>
          </table:table-cell>
          <table:table-cell table:formula="of:=100-(100/([.K44]+1))" office:value-type="float" office:value="27.2930122081638" calcext:value-type="float">
            <text:p>27.2930122081638</text:p>
          </table:table-cell>
        </table:table-row>
        <table:table-row table:style-name="ro1">
          <table:table-cell table:style-name="ce1" office:value-type="date" office:date-value="2020-02-28" calcext:value-type="date">
            <text:p>2020-02-28</text:p>
          </table:table-cell>
          <table:table-cell office:value-type="float" office:value="7707" calcext:value-type="float">
            <text:p>7707</text:p>
          </table:table-cell>
          <table:table-cell office:value-type="float" office:value="7417" calcext:value-type="float">
            <text:p>7417</text:p>
          </table:table-cell>
          <table:table-cell office:value-type="float" office:value="7497" calcext:value-type="float">
            <text:p>7497</text:p>
          </table:table-cell>
          <table:table-cell office:value-type="float" office:value="7707" calcext:value-type="float">
            <text:p>7707</text:p>
          </table:table-cell>
          <table:table-cell/>
          <table:table-cell table:formula="of:=IF([.E45]&gt;[.E44];[.E45]-[.E44];)" office:value-type="float" office:value="0" calcext:value-type="float">
            <text:p>0</text:p>
          </table:table-cell>
          <table:table-cell table:formula="of:=IF([.E45]&lt;[.E44];[.E44]-[.E45];)" office:value-type="float" office:value="36" calcext:value-type="float">
            <text:p>36</text:p>
          </table:table-cell>
          <table:table-cell table:formula="of:=(([.I44]*([.$F$2]-1)+[.G45])/[.$F$2])" office:value-type="float" office:value="26.3270936233362" calcext:value-type="float">
            <text:p>26.3270936233362</text:p>
          </table:table-cell>
          <table:table-cell table:formula="of:=(([.J44]*([.$F$2]-1)+[.H45])/[.$F$2])" office:value-type="float" office:value="72.7052657626887" calcext:value-type="float">
            <text:p>72.7052657626887</text:p>
          </table:table-cell>
          <table:table-cell table:formula="of:=[.I45]/[.J45]" office:value-type="float" office:value="0.36210710939794" calcext:value-type="float">
            <text:p>0.36210710939794</text:p>
          </table:table-cell>
          <table:table-cell table:formula="of:=100-(100/([.K45]+1))" office:value-type="float" office:value="26.5843344403359" calcext:value-type="float">
            <text:p>26.5843344403359</text:p>
          </table:table-cell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22:45:06.529697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6:31:44.389425353</meta:creation-date>
    <dc:date>2025-05-08T22:47:30.345728223</dc:date>
    <meta:editing-duration>PT42M19S</meta:editing-duration>
    <meta:editing-cycles>4</meta:editing-cycles>
    <meta:generator>LibreOffice/25.2.0.3$Linux_X86_64 LibreOffice_project/e1cf4a87eb02d755bce1a01209907ea5ddc8f069</meta:generator>
    <meta:document-statistic meta:table-count="1" meta:cell-count="435" meta:object-count="0"/>
  </office:meta>
</office:document-meta>
</file>